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1727b"/>
    </style:style>
    <style:style style:name="P3" style:family="paragraph" style:parent-style-name="Heading_20_2">
      <style:text-properties officeooo:paragraph-rsid="0011727b"/>
    </style:style>
    <style:style style:name="P4" style:family="paragraph" style:parent-style-name="Heading_20_2">
      <style:text-properties officeooo:paragraph-rsid="00165ec9"/>
    </style:style>
    <style:style style:name="P5" style:family="paragraph" style:parent-style-name="Heading_20_3" style:list-style-name="Numbering_20_ABC">
      <style:text-properties officeooo:paragraph-rsid="001c2986"/>
    </style:style>
    <style:style style:name="P6" style:family="paragraph" style:parent-style-name="Horizontal_20_Line">
      <style:text-properties officeooo:paragraph-rsid="001c2986"/>
    </style:style>
    <style:style style:name="P7" style:family="paragraph" style:parent-style-name="Horizontal_20_Line">
      <style:text-properties officeooo:paragraph-rsid="001d664b"/>
    </style:style>
    <style:style style:name="P8" style:family="paragraph" style:parent-style-name="Horizontal_20_Line">
      <style:text-properties officeooo:paragraph-rsid="001de3a7"/>
    </style:style>
    <style:style style:name="P9" style:family="paragraph" style:parent-style-name="Horizontal_20_Line">
      <style:text-properties officeooo:paragraph-rsid="001f4483"/>
    </style:style>
    <style:style style:name="P10" style:family="paragraph" style:parent-style-name="Standard">
      <style:text-properties officeooo:paragraph-rsid="0011727b"/>
    </style:style>
    <style:style style:name="P11" style:family="paragraph" style:parent-style-name="Standard">
      <style:text-properties officeooo:paragraph-rsid="0012314e"/>
    </style:style>
    <style:style style:name="P12" style:family="paragraph" style:parent-style-name="Standard" style:list-style-name="L1">
      <style:text-properties officeooo:paragraph-rsid="0012314e"/>
    </style:style>
    <style:style style:name="P13" style:family="paragraph" style:parent-style-name="Standard" style:list-style-name="L1">
      <style:text-properties officeooo:paragraph-rsid="0018879e"/>
    </style:style>
    <style:style style:name="P14" style:family="paragraph" style:parent-style-name="Standard">
      <style:text-properties officeooo:paragraph-rsid="001695f5"/>
    </style:style>
    <style:style style:name="P15" style:family="paragraph" style:parent-style-name="Standard">
      <style:text-properties fo:font-weight="bold" officeooo:paragraph-rsid="001695f5" style:font-weight-asian="bold" style:font-weight-complex="bold"/>
    </style:style>
    <style:style style:name="P16" style:family="paragraph" style:parent-style-name="Standard">
      <style:text-properties fo:font-weight="bold" officeooo:paragraph-rsid="0018879e" style:font-weight-asian="bold" style:font-weight-complex="bold"/>
    </style:style>
    <style:style style:name="P17" style:family="paragraph" style:parent-style-name="Standard">
      <style:text-properties fo:font-weight="bold" officeooo:paragraph-rsid="001c2986" style:font-weight-asian="bold" style:font-weight-complex="bold"/>
    </style:style>
    <style:style style:name="P18" style:family="paragraph" style:parent-style-name="Standard" style:list-style-name="L14">
      <style:text-properties fo:font-weight="bold" officeooo:paragraph-rsid="001c2986" style:font-weight-asian="bold" style:font-weight-complex="bold"/>
    </style:style>
    <style:style style:name="P19" style:family="paragraph" style:parent-style-name="Standard">
      <style:text-properties fo:font-weight="bold" officeooo:paragraph-rsid="001d664b" style:font-weight-asian="bold" style:font-weight-complex="bold"/>
    </style:style>
    <style:style style:name="P20" style:family="paragraph" style:parent-style-name="Standard">
      <style:text-properties fo:font-weight="bold" officeooo:paragraph-rsid="001f4483" style:font-weight-asian="bold" style:font-weight-complex="bold"/>
    </style:style>
    <style:style style:name="P21" style:family="paragraph" style:parent-style-name="Standard" style:list-style-name="L3">
      <style:text-properties officeooo:paragraph-rsid="001695f5"/>
    </style:style>
    <style:style style:name="P22" style:family="paragraph" style:parent-style-name="Standard" style:list-style-name="L4">
      <style:text-properties officeooo:paragraph-rsid="001de3a7"/>
    </style:style>
    <style:style style:name="P23" style:family="paragraph" style:parent-style-name="Standard" style:list-style-name="L6">
      <style:text-properties officeooo:paragraph-rsid="001d664b"/>
    </style:style>
    <style:style style:name="P24" style:family="paragraph" style:parent-style-name="Standard" style:list-style-name="L8">
      <style:text-properties officeooo:paragraph-rsid="001d664b"/>
    </style:style>
    <style:style style:name="P25" style:family="paragraph" style:parent-style-name="Standard">
      <style:text-properties officeooo:paragraph-rsid="0018879e"/>
    </style:style>
    <style:style style:name="P26" style:family="paragraph" style:parent-style-name="Standard">
      <style:text-properties officeooo:paragraph-rsid="001c2986"/>
    </style:style>
    <style:style style:name="P27" style:family="paragraph" style:parent-style-name="Standard" style:master-page-name="">
      <style:paragraph-properties fo:margin-left="0.5in" fo:margin-right="0in" fo:text-indent="-0.5in" style:auto-text-indent="false" style:page-number="auto"/>
      <style:text-properties officeooo:paragraph-rsid="001c2986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1c2986"/>
    </style:style>
    <style:style style:name="P29" style:family="paragraph" style:parent-style-name="Standard">
      <style:paragraph-properties fo:margin-left="0.5in" fo:margin-right="0in" fo:text-indent="-0.5in" style:auto-text-indent="false"/>
      <style:text-properties officeooo:paragraph-rsid="001c2986"/>
    </style:style>
    <style:style style:name="P3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paragraph-rsid="001c2986"/>
    </style:style>
    <style:style style:name="P31" style:family="paragraph" style:parent-style-name="Standard" style:list-style-name="L12">
      <style:text-properties officeooo:paragraph-rsid="001c2986"/>
    </style:style>
    <style:style style:name="P32" style:family="paragraph" style:parent-style-name="Standard" style:list-style-name="L13">
      <style:text-properties officeooo:paragraph-rsid="001c2986"/>
    </style:style>
    <style:style style:name="P33" style:family="paragraph" style:parent-style-name="Standard" style:list-style-name="L15">
      <style:text-properties officeooo:paragraph-rsid="001d664b"/>
    </style:style>
    <style:style style:name="P34" style:family="paragraph" style:parent-style-name="Standard">
      <style:text-properties officeooo:paragraph-rsid="001d664b"/>
    </style:style>
    <style:style style:name="P35" style:family="paragraph" style:parent-style-name="Standard" style:list-style-name="L16">
      <style:text-properties officeooo:paragraph-rsid="001d664b"/>
    </style:style>
    <style:style style:name="P36" style:family="paragraph" style:parent-style-name="Standard">
      <style:text-properties officeooo:paragraph-rsid="001de3a7"/>
    </style:style>
    <style:style style:name="P37" style:family="paragraph" style:parent-style-name="Standard">
      <style:text-properties officeooo:paragraph-rsid="001f4483"/>
    </style:style>
    <style:style style:name="P3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1f4483"/>
    </style:style>
    <style:style style:name="P3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1f4483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paragraph-rsid="001f4483"/>
    </style:style>
    <style:style style:name="P41" style:family="paragraph" style:parent-style-name="Standard" style:list-style-name="L17">
      <style:text-properties officeooo:paragraph-rsid="001c2986"/>
    </style:style>
    <style:style style:name="P42" style:family="paragraph" style:parent-style-name="Standard" style:list-style-name="L17">
      <style:text-properties officeooo:paragraph-rsid="001f4483"/>
    </style:style>
    <style:style style:name="P43" style:family="paragraph" style:parent-style-name="Standard" style:list-style-name="L18">
      <style:text-properties officeooo:paragraph-rsid="001f4483"/>
    </style:style>
    <style:style style:name="P44" style:family="paragraph" style:parent-style-name="Standard" style:list-style-name="L19">
      <style:paragraph-properties fo:text-align="start" style:justify-single-word="false"/>
      <style:text-properties officeooo:paragraph-rsid="001f4483"/>
    </style:style>
    <style:style style:name="P45" style:family="paragraph" style:parent-style-name="Standard" style:list-style-name="L20">
      <style:text-properties officeooo:paragraph-rsid="001f4483"/>
    </style:style>
    <style:style style:name="P46" style:family="paragraph" style:parent-style-name="Standard" style:list-style-name="L21">
      <style:text-properties officeooo:paragraph-rsid="001c2986"/>
    </style:style>
    <style:style style:name="P47" style:family="paragraph" style:parent-style-name="Standard" style:list-style-name="L22">
      <style:text-properties officeooo:paragraph-rsid="001c2986"/>
    </style:style>
    <style:style style:name="P48" style:family="paragraph" style:parent-style-name="Standard" style:list-style-name="L22">
      <style:text-properties officeooo:paragraph-rsid="001f4483"/>
    </style:style>
    <style:style style:name="P49" style:family="paragraph" style:parent-style-name="Standard" style:list-style-name="L23">
      <style:text-properties officeooo:paragraph-rsid="001f4483"/>
    </style:style>
    <style:style style:name="P50" style:family="paragraph" style:parent-style-name="Standard" style:list-style-name="L24">
      <style:text-properties officeooo:paragraph-rsid="001f4483"/>
    </style:style>
    <style:style style:name="P51" style:family="paragraph" style:parent-style-name="Text_20_body">
      <style:text-properties officeooo:paragraph-rsid="001c2986"/>
    </style:style>
    <style:style style:name="P52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1529a1"/>
    </style:style>
    <style:style style:name="T2" style:family="text">
      <style:text-properties officeooo:rsid="00165ec9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0.4138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4374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2681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🎬 Financing Social Impact Multimedia Projects: A Step-by-Step Guide<text:line-break/></text:h>
      <text:p text:style-name="P10">Creating meaningful content with a message is powerful—but making it financially viable is essential. Socially impactful multimedia often falls outside the bounds of mainstream commercial backing, so a strategic, creative, and mission-aligned financing plan is critical.</text:p>
      <text:h text:style-name="P3" text:outline-level="2">🔹 Clarify Your Project’s Core Message and Audience<text:line-break/></text:h>
      <text:p text:style-name="P25">Before seeking funds, define your project's purpose and who it's for.</text:p>
      <text:p text:style-name="P25"/>
      <text:p text:style-name="P16">Key Questions to Answer:</text:p>
      <text:list text:style-name="L1">
        <text:list-item>
          <text:p text:style-name="P12">What social issue does your project address?</text:p>
        </text:list-item>
        <text:list-item>
          <text:p text:style-name="P12">Who is your target audience?</text:p>
        </text:list-item>
        <text:list-item>
          <text:p text:style-name="P12">What measurable impact are you aiming to create (e.g., awareness, policy change, behavior shift)?</text:p>
        </text:list-item>
        <text:list-item>
          <text:p text:style-name="P13">How will the story engage emotionally and intellectually?</text:p>
        </text:list-item>
        <text:list-item>
          <text:p text:style-name="P13"/>
        </text:list-item>
      </text:list>
      <text:p text:style-name="P11">A clearly defined purpose allows funders to quickly assess your alignment with their values.</text:p>
      <text:p text:style-name="P11"/>
      <text:p text:style-name="Horizontal_20_Line"/>
      <text:h text:style-name="P4" text:outline-level="2">🔹 Build a Social Impact Pitch Dec<text:span text:style-name="T2">k</text:span></text:h>
      <text:p text:style-name="P26">Your pitch deck is your financing passport. For social impact projects, it should highlight:</text:p>
      <text:p text:style-name="P26"/>
      <text:list text:style-name="L14">
        <text:list-item>
          <text:p text:style-name="P18">Title + Logline:</text:p>
        </text:list-item>
      </text:list>
      <text:p text:style-name="P27"><text:tab/>A short summary of the story and its social relevance.</text:p>
      <text:p text:style-name="P29"/>
      <text:list text:continue-numbering="true" text:style-name="L14">
        <text:list-item>
          <text:p text:style-name="P18">Vision + Impact Statement:</text:p>
        </text:list-item>
      </text:list>
      <text:p text:style-name="P27"><text:tab/>Clearly articulate how your film will influence change.</text:p>
      <text:p text:style-name="P29"/>
      <text:list text:continue-numbering="true" text:style-name="L14">
        <text:list-item>
          <text:p text:style-name="P18">Audience + Distribution Strategy:</text:p>
        </text:list-item>
      </text:list>
      <text:p text:style-name="P28"><text:tab/>Include niche audience demographics and platform strategies (festivals, schools, NGOs, streaming, etc.).</text:p>
      <text:p text:style-name="P30"/>
      <text:list text:continue-numbering="true" text:style-name="L14">
        <text:list-item>
          <text:p text:style-name="P18">Creative Approach:</text:p>
        </text:list-item>
      </text:list>
      <text:p text:style-name="P27"><text:tab/>Explain why this story needs to be told through multimedia and what makes it emotionally compelling.</text:p>
      <text:p text:style-name="P29"/>
      <text:list text:continue-numbering="true" text:style-name="L14">
        <text:list-item>
          <text:p text:style-name="P18">Budget Breakdown:</text:p>
        </text:list-item>
      </text:list>
      <text:p text:style-name="P27"><text:soft-page-break/><text:tab/>Include a realistic, itemized budget with top-line categories (pre-production, production, post, outreach).</text:p>
      <text:p text:style-name="P29"/>
      <text:list text:continue-numbering="true" text:style-name="L14">
        <text:list-item>
          <text:p text:style-name="P18">Financing Plan:</text:p>
        </text:list-item>
      </text:list>
      <text:p text:style-name="P27"><text:tab/>List funding sources you’re pursuing and what you’ve already secured.</text:p>
      <text:p text:style-name="P29"/>
      <text:list text:continue-numbering="true" text:style-name="L14">
        <text:list-item>
          <text:p text:style-name="P18">Team Bios:</text:p>
        </text:list-item>
      </text:list>
      <text:p text:style-name="P27"><text:tab/>Emphasize relevant experience and alignment with the project mission.</text:p>
      <text:p text:style-name="P26"/>
      <text:p text:style-name="P6"/>
      <text:h text:style-name="P4" text:outline-level="2"><text:span text:style-name="T2">🔹 Explore the Best Funding Sources for Social Impact Media</text:span></text:h>
      <text:p text:style-name="P26"/>
      <text:list xml:id="list2067423235" text:style-name="Numbering_20_ABC">
        <text:list-item>
          <text:list>
            <text:list-item>
              <text:list>
                <text:list-item>
                  <text:h text:style-name="P5" text:outline-level="3">📌 Grants (Nonprofit + Philanthropic)</text:h>
                </text:list-item>
              </text:list>
            </text:list-item>
          </text:list>
        </text:list-item>
      </text:list>
      <text:p text:style-name="P51"><text:tab/>Ideal for mission-driven content that may not generate commercial ROI.</text:p>
      <text:p text:style-name="P26"><text:tab/></text:p>
      <text:p text:style-name="P17"><text:tab/>Top Grant Providers:</text:p>
      <text:list text:style-name="L12">
        <text:list-item>
          <text:list>
            <text:list-item>
              <text:p text:style-name="P31">Sundance Institute Documentary Fund</text:p>
            </text:list-item>
            <text:list-item>
              <text:p text:style-name="P31">Ford Foundation (JustFilms)</text:p>
            </text:list-item>
            <text:list-item>
              <text:p text:style-name="P31">Chicken &amp; Egg Pictures (for women and gender-diverse creators)</text:p>
            </text:list-item>
            <text:list-item>
              <text:p text:style-name="P31">IDA Enterprise Documentary Fund</text:p>
            </text:list-item>
            <text:list-item>
              <text:p text:style-name="P31">National Endowment for the Arts (NEA)</text:p>
            </text:list-item>
            <text:list-item>
              <text:p text:style-name="P31">ITVS Open Call (Independent Lens on PBS)</text:p>
            </text:list-item>
            <text:list-item>
              <text:p text:style-name="P31">The Redford Center</text:p>
            </text:list-item>
            <text:list-item>
              <text:p text:style-name="P31">Bertha Foundation</text:p>
            </text:list-item>
          </text:list>
        </text:list-item>
      </text:list>
      <text:p text:style-name="P26"><text:tab/></text:p>
      <text:p text:style-name="P17"><text:tab/>Tips:</text:p>
      <text:list text:style-name="L13">
        <text:list-item>
          <text:list>
            <text:list-item>
              <text:p text:style-name="P32">Tailor your application to each funder’s mission.</text:p>
            </text:list-item>
            <text:list-item>
              <text:p text:style-name="P32">Include letters of support from community leaders, educators, or NGOs.</text:p>
            </text:list-item>
          </text:list>
        </text:list-item>
      </text:list>
      <text:p text:style-name="P26"/>
      <text:p text:style-name="P6"/>
      <text:list xml:id="list182011751833772" text:continue-list="list2067423235" text:style-name="Numbering_20_ABC">
        <text:list-item>
          <text:list>
            <text:list-item>
              <text:list>
                <text:list-item>
                  <text:h text:style-name="P5" text:outline-level="3">📌 Crowdfunding</text:h>
                </text:list-item>
              </text:list>
            </text:list-item>
          </text:list>
        </text:list-item>
      </text:list>
      <text:p text:style-name="P37"><text:tab/>A powerful way to raise seed money and build a passionate audience.</text:p>
      <text:p text:style-name="P37"/>
      <text:p text:style-name="P20"><text:tab/>Top Platforms:</text:p>
      <text:list text:style-name="L22">
        <text:list-item>
          <text:list>
            <text:list-item>
              <text:list>
                <text:list-item>
                  <text:p text:style-name="P48">Kickstarter (for creative control and visibility)</text:p>
                </text:list-item>
                <text:list-item>
                  <text:p text:style-name="P48">Seed&amp;Spark (film-focused platform with in-kind rewards)</text:p>
                </text:list-item>
                <text:list-item>
                  <text:p text:style-name="P48">Indiegogo (more flexible funding model)</text:p>
                </text:list-item>
              </text:list>
            </text:list-item>
          </text:list>
        </text:list-item>
      </text:list>
      <text:p text:style-name="P37"/>
      <text:p text:style-name="P20"><text:tab/>Best Practices:</text:p>
      <text:list text:style-name="L23">
        <text:list-item>
          <text:list>
            <text:list-item>
              <text:list>
                <text:list-item>
                  <text:p text:style-name="P49"><text:soft-page-break/>Make a compelling pitch video.</text:p>
                </text:list-item>
                <text:list-item>
                  <text:p text:style-name="P49">Offer meaningful rewards (screening access, shoutouts, workshops).</text:p>
                </text:list-item>
                <text:list-item>
                  <text:p text:style-name="P49">Share regular updates and behind-the-scenes content.</text:p>
                </text:list-item>
                <text:list-item>
                  <text:p text:style-name="P49">Time your campaign around milestones (trailer drop, festival entry, etc.)</text:p>
                </text:list-item>
              </text:list>
            </text:list-item>
          </text:list>
        </text:list-item>
      </text:list>
      <text:p text:style-name="P37"/>
      <text:p text:style-name="P9"/>
      <text:list xml:id="list182012571255798" text:continue-list="list182011751833772" text:style-name="Numbering_20_ABC">
        <text:list-item>
          <text:list>
            <text:list-item>
              <text:list>
                <text:list-item>
                  <text:h text:style-name="P5" text:outline-level="3">📌 Fiscal Sponsorship</text:h>
                </text:list-item>
              </text:list>
            </text:list-item>
          </text:list>
        </text:list-item>
      </text:list>
      <text:p text:style-name="P38"><text:tab/>This allows you to accept <text:span text:style-name="T3">tax-deductible donations</text:span> without being a 501(c)(3) nonprofit yourself.</text:p>
      <text:p text:style-name="P37"/>
      <text:p text:style-name="P20"><text:tab/>Top Fiscal Sponsors for Filmmakers:</text:p>
      <text:list text:style-name="L20">
        <text:list-item>
          <text:list>
            <text:list-item>
              <text:list>
                <text:list-item>
                  <text:p text:style-name="P45">Fractured Atlas</text:p>
                </text:list-item>
                <text:list-item>
                  <text:p text:style-name="P45">Film Independent</text:p>
                </text:list-item>
                <text:list-item>
                  <text:p text:style-name="P45">The Film Collaborative</text:p>
                </text:list-item>
                <text:list-item>
                  <text:p text:style-name="P45">IDA (International Documentary Association)</text:p>
                </text:list-item>
              </text:list>
            </text:list-item>
          </text:list>
        </text:list-item>
      </text:list>
      <text:p text:style-name="P37"/>
      <text:p text:style-name="P38"><text:tab/>This structure opens you up to foundation grants and donor contributions while focusing on storytelling.</text:p>
      <text:p text:style-name="P37"/>
      <text:p text:style-name="P9"/>
      <text:list xml:id="list182011578390023" text:continue-list="list182012571255798" text:style-name="Numbering_20_ABC">
        <text:list-item>
          <text:list>
            <text:list-item>
              <text:list>
                <text:list-item>
                  <text:h text:style-name="P5" text:outline-level="3">📌 Brand and NGO Partnerships</text:h>
                </text:list-item>
              </text:list>
            </text:list-item>
          </text:list>
        </text:list-item>
      </text:list>
      <text:p text:style-name="P38"><text:tab/>Socially responsible companies and NGOs may sponsor or co-produce projects that align with their mission.</text:p>
      <text:p text:style-name="P37"/>
      <text:p text:style-name="P20"><text:tab/>Types of Partnerships:</text:p>
      <text:list text:style-name="L19">
        <text:list-item>
          <text:list>
            <text:list-item>
              <text:list>
                <text:list-item>
                  <text:p text:style-name="P44"><text:span text:style-name="T3">Educational Collaborations:</text:span> NGOs interested in community screening campaigns.</text:p>
                </text:list-item>
                <text:list-item>
                  <text:p text:style-name="P44"><text:span text:style-name="T3">CSR Initiatives:</text:span> Companies funding films tied to their sustainability or diversity goals.</text:p>
                </text:list-item>
                <text:list-item>
                  <text:p text:style-name="P44"><text:span text:style-name="T3">Media Co-productions:</text:span> Collaborations with nonprofits looking to expand their digital presence.</text:p>
                </text:list-item>
              </text:list>
            </text:list-item>
          </text:list>
        </text:list-item>
      </text:list>
      <text:p text:style-name="P37"/>
      <text:p text:style-name="P20"><text:tab/>What to Offer:</text:p>
      <text:list text:style-name="L24">
        <text:list-item>
          <text:list>
            <text:list-item>
              <text:list>
                <text:list-item>
                  <text:p text:style-name="P50">Screening rights</text:p>
                </text:list-item>
                <text:list-item>
                  <text:p text:style-name="P50">Logo placement</text:p>
                </text:list-item>
                <text:list-item>
                  <text:p text:style-name="P50">Custom content for their platform</text:p>
                </text:list-item>
                <text:list-item>
                  <text:p text:style-name="P50">Behind-the-scenes access</text:p>
                </text:list-item>
              </text:list>
            </text:list-item>
          </text:list>
        </text:list-item>
      </text:list>
      <text:p text:style-name="P37"/>
      <text:p text:style-name="P9"/>
      <text:list text:continue-list="list182011578390023" text:style-name="Numbering_20_ABC">
        <text:list-item>
          <text:list>
            <text:list-item>
              <text:list>
                <text:list-item>
                  <text:h text:style-name="P5" text:outline-level="3">📌 In-Kind Contributions</text:h>
                </text:list-item>
              </text:list>
            </text:list-item>
          </text:list>
        </text:list-item>
      </text:list>
      <text:p text:style-name="P37"><text:tab/>Don’t overlook non-cash support that saves you money.</text:p>
      <text:p text:style-name="P37"/>
      <text:p text:style-name="P37"><text:tab/>Examples:</text:p>
      <text:list text:style-name="L17">
        <text:list-item>
          <text:list>
            <text:list-item>
              <text:list>
                <text:list-item>
                  <text:p text:style-name="P42"><text:soft-page-break/>Free location access</text:p>
                </text:list-item>
                <text:list-item>
                  <text:p text:style-name="P41">Donated equipment</text:p>
                </text:list-item>
                <text:list-item>
                  <text:p text:style-name="P41">Volunteer crews (especially for cause-driven content)</text:p>
                </text:list-item>
                <text:list-item>
                  <text:p text:style-name="P41">Free marketing via NGO newsletters or platforms</text:p>
                </text:list-item>
              </text:list>
            </text:list-item>
          </text:list>
        </text:list-item>
      </text:list>
      <text:p text:style-name="P26"/>
      <text:p text:style-name="P26"><text:tab/>Keep documentation for in-kind value for budgeting and reporting.</text:p>
      <text:p text:style-name="P26"/>
      <text:p text:style-name="Horizontal_20_Line"/>
      <text:h text:style-name="P4" text:outline-level="2"><text:span text:style-name="T2">🔹 Smart Budgeting for Social Impact Projects</text:span></text:h>
      <text:p text:style-name="P34"><text:span text:style-name="T3">Key Budget Categories:</text:span></text:p>
      <text:list text:style-name="L8">
        <text:list-item>
          <text:p text:style-name="P24"><text:span text:style-name="T3">Development:</text:span> Research, writing, concept art</text:p>
        </text:list-item>
        <text:list-item>
          <text:p text:style-name="P24"><text:span text:style-name="T3">Production:</text:span> Crew, cast, locations, gear</text:p>
        </text:list-item>
        <text:list-item>
          <text:p text:style-name="P24"><text:span text:style-name="T3">Post-Production:</text:span> Editing, color, sound design, score</text:p>
        </text:list-item>
        <text:list-item>
          <text:p text:style-name="P24"><text:span text:style-name="T3">Distribution &amp; Outreach:</text:span> Film festivals, community screenings, toolkits, social media ads</text:p>
        </text:list-item>
        <text:list-item>
          <text:p text:style-name="P24"><text:span text:style-name="T3">Impact Campaign: </text:span>Workshops, school curriculum, panel discussions</text:p>
        </text:list-item>
      </text:list>
      <text:p text:style-name="P34"/>
      <text:p text:style-name="P19">Tips:</text:p>
      <text:list text:style-name="L15">
        <text:list-item>
          <text:p text:style-name="P33">Plan for accessibility (subtitles, translations)</text:p>
        </text:list-item>
        <text:list-item>
          <text:p text:style-name="P33">Include community engagement costs (screening facilitators, materials)</text:p>
        </text:list-item>
        <text:list-item>
          <text:p text:style-name="P33">Factor in contingency (5–10% of total)</text:p>
        </text:list-item>
      </text:list>
      <text:p text:style-name="P34"/>
      <text:p text:style-name="P7"/>
      <text:h text:style-name="P4" text:outline-level="2"><text:span text:style-name="T2">🔹 Plan a Distribution + Impact Strategy From the Start</text:span></text:h>
      <text:p text:style-name="P34">Funders want to see that your work won’t sit on a shelf. Plan how to reach your audience and measure impact.</text:p>
      <text:p text:style-name="P34"/>
      <text:p text:style-name="P19">Possible Avenues:</text:p>
      <text:list text:style-name="L6">
        <text:list-item>
          <text:p text:style-name="P23">Film festivals: Start with socially-focused fests (e.g., Human Rights Watch, Social Impact Media Awards)</text:p>
        </text:list-item>
        <text:list-item>
          <text:p text:style-name="P23">Online platforms: Distribute via YouTube, Vimeo, or niche platforms like Kanopy or Films for Action</text:p>
        </text:list-item>
        <text:list-item>
          <text:p text:style-name="P23">Community partnerships: Organize screenings at schools, universities, faith groups, and nonprofits</text:p>
        </text:list-item>
        <text:list-item>
          <text:p text:style-name="P23">Curriculum Integration: Package your film with discussion guides for classrooms or workshops</text:p>
        </text:list-item>
      </text:list>
      <text:p text:style-name="P34"/>
      <text:p text:style-name="P19">Metrics to Track:</text:p>
      <text:list text:style-name="L16">
        <text:list-item>
          <text:p text:style-name="P35">Attendance/view counts</text:p>
        </text:list-item>
        <text:list-item>
          <text:p text:style-name="P35">Survey feedback</text:p>
        </text:list-item>
        <text:list-item>
          <text:p text:style-name="P35">Media coverage</text:p>
        </text:list-item>
        <text:list-item>
          <text:p text:style-name="P35">Policy changes or organizational action inspired by the film</text:p>
        </text:list-item>
      </text:list>
      <text:p text:style-name="P34"/>
      <text:p text:style-name="P7"/>
      <text:h text:style-name="P4" text:outline-level="2"><text:soft-page-break/><text:span text:style-name="T2">🔹 Diversify Revenue Streams for Long-Term Sustainability</text:span></text:h>
      <text:p text:style-name="P36">Once your project is live, consider monetizing ethically and sustainably:</text:p>
      <text:list text:style-name="L4">
        <text:list-item>
          <text:p text:style-name="P22">Licensing: Sell educational licenses to schools and libraries</text:p>
        </text:list-item>
        <text:list-item>
          <text:p text:style-name="P22">Speaking Fees: Present at conferences and workshops</text:p>
        </text:list-item>
        <text:list-item>
          <text:p text:style-name="P22">Merchandise: Ethically aligned products (e.g., books, journals, apparel)</text:p>
        </text:list-item>
        <text:list-item>
          <text:p text:style-name="P22">Subscription Models: Launch a Patreon for behind-the-scenes content and early access to new work</text:p>
        </text:list-item>
      </text:list>
      <text:p text:style-name="P36"/>
      <text:p text:style-name="P8"/>
      <text:h text:style-name="P4" text:outline-level="2"><text:span text:style-name="T2">🔹 Stay Mission-Aligned</text:span></text:h>
      <text:p text:style-name="P14">While funding is vital, never compromise your message or ethics to secure a deal.</text:p>
      <text:p text:style-name="P14"/>
      <text:p text:style-name="P15">Checklist Before Accepting Funds:</text:p>
      <text:list text:style-name="L3">
        <text:list-item>
          <text:p text:style-name="P21">Does the funder align with your values?</text:p>
        </text:list-item>
        <text:list-item>
          <text:p text:style-name="P21">Are there creative strings attached?</text:p>
        </text:list-item>
        <text:list-item>
          <text:p text:style-name="P21">Will your audience trust the source of your financing?</text:p>
        </text:list-item>
      </text:list>
      <text:p text:style-name="P14"/>
      <text:p text:style-name="P14">Ethical storytelling is as much about how a project is funded as what it portrays.</text:p>
      <text:p text:style-name="P14"/>
      <text:p text:style-name="Horizontal_20_Line"/>
      <text:h text:style-name="Heading_20_2" text:outline-level="2">🧭 Final Thoughts: From Funding to Impact</text:h>
      <text:p text:style-name="P14"/>
      <text:p text:style-name="P14">Creating multimedia for social impact isn’t just about money—it’s about building a movement. Your financing strategy should reflect the same empathy, clarity, and intention as your storytelling.</text:p>
      <text:p text:style-name="P14"/>
      <text:p text:style-name="P14">By blending creativity with financial savvy, you’ll not only get your project made—you’ll help change the world, one story at a ti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529a1"/>
    </style:style>
    <style:style style:name="Mgr1" style:family="graphic">
      <style:graphic-properties draw:stroke="none" draw:fill="solid" draw:fill-color="#c0c0c0" draw:opacity="50%" draw:auto-grow-height="false" draw:auto-grow-width="false" fo:min-height="0.4138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2681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4374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4" draw:name="PowerPlusWaterMarkObject" draw:style-name="Mgr1" draw:text-style-name="MP1" svg:width="6.9248in" svg:height="0.4134in" draw:transform="rotate (0.785398163397448) translate (0.868055555555556in 6.72229330708661in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<text:tab/><text:tab/> <text:page-number text:select-page="current">5</text:page-number><text:s/><text:span text:style-name="MT1">of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5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1" svg:width="4.4878in" svg:height="0.2677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9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1" svg:width="7.3185in" svg:height="0.437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1" svg:width="6.9248in" svg:height="0.4134in" draw:transform="rotate (0.785398163397448)"><text:p>© 2025 LUME Group – All rights reserved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2T14:24:25.530000000</meta:creation-date>
    <meta:generator>LibreOffice/24.2.5.2$Windows_X86_64 LibreOffice_project/bffef4ea93e59bebbeaf7f431bb02b1a39ee8a59</meta:generator>
    <dc:date>2025-06-12T18:20:10.462000000</dc:date>
    <meta:editing-duration>PT3H13M45S</meta:editing-duration>
    <meta:editing-cycles>12</meta:editing-cycles>
    <meta:document-statistic meta:table-count="0" meta:image-count="0" meta:object-count="0" meta:page-count="5" meta:paragraph-count="122" meta:word-count="953" meta:character-count="6283" meta:non-whitespace-character-count="5503"/>
  </office:meta>
</office:document-meta>
</file>